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 list for CUDA Neural Network</text:p>
      <text:p text:style-name="Standard"/>
      <text:list xml:id="list13478116821" text:style-name="L1">
        <text:list-item>
          <text:p text:style-name="P1"><text:span text:style-name="T6">[DONE]</text:span> Fix random number generator for weight initialization</text:p>
        </text:list-item>
        <text:list-item>
          <text:p text:style-name="P1"><text:span text:style-name="T6">[DONE]</text:span> Parallelize node and weight initialization</text:p>
          <text:list>
            <text:list-item>
              <text:p text:style-name="P1">parallelize by layer</text:p>
            </text:list-item>
            <text:list-item>
              <text:p text:style-name="P1">These are not order dependent</text:p>
            </text:list-item>
          </text:list>
        </text:list-item>
        <text:list-item>
          <text:p text:style-name="P1"><text:span text:style-name="T4">[DONE]</text:span> Fix method 2 of feed forward</text:p>
        </text:list-item>
        <text:list-item>
          <text:p text:style-name="P1"><text:span text:style-name="T6">[DONE]</text:span> Write a backprop method similar to method 2 of feed forward</text:p>
        </text:list-item>
        <text:list-item>
          <text:p text:style-name="P1"><text:span text:style-name="T6">[DONE] </text:span>Modify <text:span text:style-name="T5">output_error_gradients</text:span> kernel to handle multiple threads dimensions and blocks</text:p>
          <text:list>
            <text:list-item>
              <text:p text:style-name="P1">Also modified the remaining backprop kernels besides calc hidden err gradient, which relies on a linear combination and reduction</text:p>
            </text:list-item>
          </text:list>
        </text:list-item>
        <text:list-item>
          <text:p text:style-name="P1"><text:span text:style-name="T6">[DONE]</text:span> Parallelize mse and accuracy calcs or maintain state</text:p>
        </text:list-item>
        <text:list-item>
          <text:p text:style-name="P1">Update <text:span text:style-name="T5">mse_sum</text:span> kernel to use optimized reduction</text:p>
        </text:list-item>
        <text:list-item>
          <text:p text:style-name="P1">Transfer patterns during compute stage</text:p>
        </text:list-item>
        <text:list-item>
          <text:p text:style-name="P1">Optimize reduction for feed forward and backprop</text:p>
          <text:list>
            <text:list-item>
              <text:p text:style-name="P1">calculate one level of reduction in calculation of feed forward / backprop</text:p>
            </text:list-item>
          </text:list>
        </text:list-item>
        <text:list-item>
          <text:p text:style-name="P1">Profile feed forward and backprop</text:p>
        </text:list-item>
        <text:list-item>
          <text:p text:style-name="P1">Split onto 2 GPUs</text:p>
          <text:list>
            <text:list-item>
              <text:p text:style-name="P1">Run tests with random datasets to find ideal split</text:p>
            </text:list-item>
          </text:list>
        </text:list-item>
        <text:list-item>
          <text:p text:style-name="P1">Split onto <text:span text:style-name="T1">n</text:span><text:span text:style-name="T3"> GPUs</text:span></text:p>
        </text:list-item>
        <text:list-item>
          <text:p text:style-name="P1">Transfer dataset incrementally to GPU if larger than 2GB</text:p>
        </text:list-item>
        <text:list-item>
          <text:p text:style-name="P1">Modify network to handle image input (?)</text:p>
        </text:list-item>
        <text:list-item>
          <text:p text:style-name="P1">Run a test case</text:p>
        </text:list-item>
        <text:list-item>
          <text:p text:style-name="P1">Compare to FANN</text:p>
        </text:list-item>
      </text:list>
      <text:p text:style-name="Standard"/>
      <text:p text:style-name="Standard">See <text:a xlink:type="simple" xlink:href="http://stackoverflow.com/questions/5810447/cuda-block-and-grid-size-efficiencies">http://stackoverflow.com/questions/5810447/cuda-block-and-grid-size-efficiencies</text:a> to calculate params for kerne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21:16:41</meta:creation-date>
    <dc:date>2014-02-26T00:13:40</dc:date>
    <meta:editing-duration>PT1H35M35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90" meta:character-count="1187" meta:non-whitespace-character-count="1041"/>
  </office:meta>
</office:document-meta>
</file>